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160A43F400F41EF95D0.png" manifest:media-type="image/png"/>
  <manifest:file-entry manifest:full-path="Pictures/10000201000003CB00000203169A1C0B538DE04B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999cm" svg:height="14.849cm" svg:x="13.4cm" svg:y="1.6cm">
          <draw:image xlink:href="Pictures/10000201000003CB00000203169A1C0B538DE04B.png" xlink:type="simple" xlink:show="embed" xlink:actuate="onLoad">
            <text:p/>
          </draw:image>
        </draw:frame>
        <draw:frame draw:style-name="gr1" draw:text-style-name="P1" draw:layer="layout" svg:width="14.816cm" svg:height="9.312cm" svg:x="-3.6cm" svg:y="4.288cm">
          <draw:image xlink:href="Pictures/100002010000023000000160A43F400F41EF95D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41M44S</meta:editing-duration>
    <meta:editing-cycles>16</meta:editing-cycles>
    <meta:generator>LibreOffice/6.0.3.2$Linux_X86_64 LibreOffice_project/00m0$Build-2</meta:generator>
    <dc:title>DNA</dc:title>
    <dc:date>2018-09-03T14:40:31.028385291</dc:date>
    <meta:document-statistic meta:object-count="26"/>
  </office:meta>
</office:document-meta>
</file>